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NewRoman" svg:font-family="TimesNew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fo:language="en" fo:country="US" fo:font-weight="bold" style:font-weight-asian="bold" style:font-weight-complex="bold"/>
    </style:style>
    <style:style style:name="P5" style:family="paragraph" style:parent-style-name="Text_20_body">
      <style:text-properties style:font-name="Verdana" fo:font-weight="bold" style:font-weight-asian="bold" style:font-weight-complex="bold"/>
    </style:style>
    <style:style style:name="P6" style:family="paragraph" style:parent-style-name="Text_20_body" style:list-style-name="L1">
      <style:text-propertie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paragraph-rsid="0009b654" style:font-weight-asian="normal" style:font-weight-complex="normal"/>
    </style:style>
    <style:style style:name="P11" style:family="paragraph" style:parent-style-name="Text_20_body">
      <style:text-properties fo:font-weight="normal" officeooo:paragraph-rsid="000a8345" style:font-weight-asian="normal" style:font-weight-complex="normal"/>
    </style:style>
    <style:style style:name="P12" style:family="paragraph" style:parent-style-name="Text_20_body" style:list-style-name="L1">
      <style:paragraph-properties fo:margin-top="0cm" fo:margin-bottom="0c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list-style-name="L1">
      <style:paragraph-properties fo:margin-top="0cm" fo:margin-bottom="0cm" style:contextual-spacing="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Heading_20_1">
      <style:paragraph-properties fo:text-align="center" style:justify-single-word="false"/>
      <style:text-properties fo:language="en" fo:country="US" fo:font-weight="bold" style:font-weight-asian="bold" style:font-weight-complex="bold"/>
    </style:style>
    <style:style style:name="T1" style:family="text">
      <style:text-properties fo:language="en" fo:country="US" fo:font-weight="bold" style:font-weight-asian="bold" style:font-weight-complex="bold"/>
    </style:style>
    <style:style style:name="T2" style:family="text">
      <style:text-properties fo:language="en" fo:country="US" fo:font-weight="bold" officeooo:rsid="0009b654" style:font-weight-asian="bold" style:font-weight-complex="bold"/>
    </style:style>
    <style:style style:name="T3" style:family="text">
      <style:text-properties fo:language="en" fo:country="GB"/>
    </style:style>
    <style:style style:name="T4" style:family="text">
      <style:text-properties style:font-name="Verdana"/>
    </style:style>
    <style:style style:name="T5" style:family="text">
      <style:text-properties officeooo:rsid="0009b654"/>
    </style:style>
    <style:style style:name="T6" style:family="text">
      <style:text-properties style:font-name="TimesNewRoman" fo:font-size="24pt"/>
    </style:style>
    <style:style style:name="T7" style:family="text">
      <style:text-properties style:font-name="TimesNewRoman" fo:font-size="11pt" officeooo:rsid="0009b654"/>
    </style:style>
    <style:style style:name="T8" style:family="text">
      <style:text-properties style:font-name="TimesNewRoman" fo:font-size="7pt" officeooo:rsid="0009b654"/>
    </style:style>
    <style:style style:name="T9" style:family="text">
      <style:text-properties officeooo:rsid="000a8345"/>
    </style:style>
    <style:style style:name="T10" style:family="text">
      <style:text-properties fo:color="#dc23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Review template</text:h>
      <text:p text:style-name="P7"><text:span text:style-name="T1">Article name:</text:span><text:span text:style-name="T6">Facial-Feature Based Human-Computer Interface For Disabled People. </text:span></text:p>
      <text:p text:style-name="P7"><text:span text:style-name="T2">Authors: </text:span><text:span text:style-name="T7">Kaushik Parmar,</text:span><text:span text:style-name="T8"> </text:span><text:span text:style-name="T7">Bhavin Mehta,</text:span><text:span text:style-name="T8"> </text:span><text:span text:style-name="T7">Prof. Rupali Sawant </text:span></text:p>
      <text:p text:style-name="P4">found at: <text:span text:style-name="T5">IEEE Xplore</text:span></text:p>
      <text:p text:style-name="P4">Name: <text:span text:style-name="T5">Björn Forsberg</text:span></text:p>
      <text:p text:style-name="P4">Date: <text:span text:style-name="T5">15/4 - 2013</text:span></text:p>
      <text:p text:style-name="P2"/>
      <text:p text:style-name="P1"><text:span text:style-name="T3">What</text:span><text:span text:style-name="T3"> kind </text:span>of article is it? A review paper, a evaluative paper, a theory paper, practical paper, case study, etc?</text:p>
      <text:p text:style-name="P10"><text:span text:style-name="T5">Practical?</text:span></text:p>
      <text:p text:style-name="P1"/>
      <text:p text:style-name="P1">What can you gain from the article? Ideas, techniques, useful quotes?</text:p>
      <text:p text:style-name="P10"><text:span text:style-name="T5">The article describes a method for face detection using the line between the eyes and the nose for detecting face movement and blinks. </text:span></text:p>
      <text:p text:style-name="P1"/>
      <text:p text:style-name="P1">Is the author well-recongnized in his/her field? Is the author an authority in this area?</text:p>
      <text:p text:style-name="P9">??</text:p>
      <text:p text:style-name="P1"/>
      <text:p text:style-name="P1">What contribution is the article making? What kind of contribution? Can it make a contribution to your own project, if so, how?</text:p>
      <text:p text:style-name="P10"><text:span text:style-name="T5">The article describes a method for computer input via the eyes and evaluates its success rate and limits. The contribution this article can do to our own project is that it describes a successful implementation of a pupil input method, and the limits and usage areas of such a method. It also contains some background information and references to articles describing the usage areas and research related to special-purpose input devices.</text:span></text:p>
      <text:p text:style-name="P1"/>
      <text:p text:style-name="P1">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10"><text:span text:style-name="T5">...</text:span></text:p>
      <text:p text:style-name="P1"/>
      <text:p text:style-name="P1">Does conclusion follow logically from the work that has been presented? Are the arguments logical? Do they follow from eachother? Are they supported or contradicted by the work of others? Are alternative conclusions consistent with the discussions?</text:p>
      <text:p text:style-name="P10"><text:span text:style-name="T5">The conclusions drawn seem logical, but the method and sample size of the testing that lead up to the presented results are not exhaustivly explained. The results of this testing seem to be close to the results of article 05945273 that describes a similar implementation.</text:span></text:p>
      <text:p text:style-name="P1"><text:soft-page-break/></text:p>
      <text:p text:style-name="P1">Can you differentiate fact from unsubstantiated opinion? If there are opinions in the article, do you agree with them? Are these opinions supported by logical arguments or other authors?</text:p>
      <text:p text:style-name="P9"/>
      <text:p text:style-name="P1"/>
      <text:p text:style-name="P1">What do you feel about what has been written? Do you agree with statements that are made? Are there counter-arguments?</text:p>
      <text:p text:style-name="P9"/>
      <text:p text:style-name="P1"/>
      <text:p text:style-name="P1">Does the article contradict other view-points or support the status-quo? How does the article relate to other articles in the field?</text:p>
      <text:p text:style-name="P10"><text:span text:style-name="T5">Related articles that I have read seem to give a similar picture.</text:span></text:p>
      <text:p text:style-name="P1"/>
      <text:p text:style-name="P1">What rerferences do they use? Are these appropriate and/or up-to-date? Which references can you use? Is the article referenced by other authors?</text:p>
      <text:p text:style-name="P10"><text:span text:style-name="T5">I percieve the references to be up-to-date, and the beginning of the article points out some clear references to articles describing the background of the special-purpose input methods that could be used.</text:span></text:p>
      <text:p text:style-name="P1"/>
      <text:p text:style-name="P1">Are there limits to what the author is suggesting? Is his/her argument applicable only in certain cases?</text:p>
      <text:p text:style-name="P9"/>
      <text:p text:style-name="P1"/>
      <text:p text:style-name="P1">Can you use the results from the article in your own work? How does these results contribute and fit in to their field, and your own?</text:p>
      <text:p text:style-name="P10"><text:span text:style-name="T5">The results can be used together with the results of 05945273 to give a overall view of the successfulness of pupil driven input to computers. It also contains references to background articles.</text:span></text:p>
      <text:p text:style-name="P1"/>
      <text:p text:style-name="P1">What is the major problem or issue being investigated?</text:p>
      <text:p text:style-name="P10"><text:span text:style-name="T5">The major issue of the report is to test the limits and applicability of a pupil driven input system described in the article. The reason that the pupil driven input is of interest </text:span><text:span text:style-name="T9">is because even in severe motor skill disabilities, the possiblilty to control eye movements and blinking is the last thing to disappear (ref 2). This means it can be used as an alternative input method for a wide range of motor skill disabilities.</text:span></text:p>
      <text:p text:style-name="P1"/>
      <text:p text:style-name="P1">How clearly are the major concepts defined and explained?</text:p>
      <text:p text:style-name="P11"><text:span text:style-name="T9">Clearly.</text:span></text:p>
      <text:p text:style-name="P1"/>
      <text:p text:style-name="P1">Is there a clear research hypothesis that can be and is tested?</text:p>
      <text:p text:style-name="P11"><text:span text:style-name="T9">The researchers want to implement a system for face recognition that is possible to run on a standard desktop computer and describe the limits and strenghts of the system.</text:span></text:p>
      <text:p text:style-name="P1"><text:soft-page-break/></text:p>
      <text:p text:style-name="P1">What type of research design or methodology is employed? Is it suitable and reliable?</text:p>
      <text:p text:style-name="P11"><text:span text:style-name="T9">A little unclear?</text:span></text:p>
      <text:p text:style-name="P1"/>
      <text:p text:style-name="P1">Have algorithms and statistical techniques been used appropriately? Can you apply them in your own work? What are the limitations of these techniques?</text:p>
      <text:p text:style-name="P9"/>
      <text:p text:style-name="P1"/>
      <text:p text:style-name="P1">Is the choice of measures, sample sizes and data appropriate? Have extranous factors and variables been considered?</text:p>
      <text:p text:style-name="P11"><text:span text:style-name="T9">Unclear about sample sizes? Extranous factors have been considered.</text:span></text:p>
      <text:p text:style-name="P1"/>
      <text:p text:style-name="P1">Can generalizations be made from these results? What are the limitations of these generalizations?</text:p>
      <text:p text:style-name="P1"/>
      <text:p text:style-name="P1">Are there implications of the results discussed?</text:p>
      <text:p text:style-name="P1"/>
      <text:p text:style-name="P1">What is your overall assesment of this study – in terms of its adequacy for explaining the research problem and the contribution it is making?</text:p>
      <text:p text:style-name="P1"/>
      <text:p text:style-name="P1">Are the diagrams and figures readable? Relevant?</text:p>
      <text:p text:style-name="P11"><text:span text:style-name="T9">The pictures describing the theory are very good and easy to understand. I would like some more tables describing the results of the testing.</text:span></text:p>
      <text:p text:style-name="P1"/>
      <text:p text:style-name="P1">Are the references and citations formatted properly?</text:p>
      <text:p text:style-name="P11"><text:span text:style-name="T9">Y</text:span></text:p>
      <text:p text:style-name="P1"/>
      <text:p text:style-name="P1">Will it interest people to read this article?</text:p>
      <text:p text:style-name="P11"><text:span text:style-name="T9">It is a good article both in the special implementation of the theory, and gives good background information about the general subject.</text:span></text:p>
      <text:p text:style-name="P1"/>
      <text:p text:style-name="P5"/>
      <text:list xml:id="list1417318331" text:style-name="L1">
        <text:list-item>
          <text:p text:style-name="P13">Excellent - This paper is amongst the best papers I have ever read (short-list for best paper award) </text:p>
        </text:list-item>
        <text:list-item>
          <text:p text:style-name="P12"><text:span text:style-name="T4">Very good paper (Consider short listing for best paper award)</text:span> </text:p>
        </text:list-item>
        <text:list-item>
          <text:p text:style-name="P13"><text:span text:style-name="T10">Sound paper</text:span> - I recommend acceptance </text:p>
        </text:list-item>
        <text:list-item>
          <text:p text:style-name="P12"><text:span text:style-name="T4">Borderline - This paper could be accepted if there is room</text:span> </text:p>
        </text:list-item>
        <text:list-item>
          <text:p text:style-name="P12"><text:span text:style-name="T4">Poor - This paper has limited contribution, or the work is not yet ready for publication. I do not believe it should be accepted, but if other reviewers differ, </text:span><text:span text:style-name="T4">I would not oppose strongly</text:span> </text:p>
        </text:list-item>
        <text:list-item>
          <text:p text:style-name="P6"><text:span text:style-name="T4">Unacceptable - The work makes no contribution or, worse, it is flawed or </text:span><text:soft-page-break/><text:span text:style-name="T4">scurrilous. I believe that publication of this paper would reflect badly on our community. I would strongly oppose any other outcome.</text:span>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NewRoman" svg:font-family="TimesNew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5T19:18:30</dc:date>
    <meta:editing-duration>PT4M41S</meta:editing-duration>
    <meta:editing-cycles>9</meta:editing-cycles>
    <meta:generator>LibreOffice/3.6$MacOSX_x86 LibreOffice_project/2ef5aff-a6fb0ff-166bdff-cf087ad-0f1389</meta:generator>
    <meta:document-statistic meta:table-count="0" meta:image-count="0" meta:object-count="0" meta:page-count="4" meta:paragraph-count="53" meta:word-count="975" meta:character-count="5870" meta:non-whitespace-character-count="4945"/>
  </office:meta>
</office:document-meta>
</file>